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8.90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Metho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bels</text:p>
          </table:table-cell>
          <table:table-cell table:style-name="ce1" office:value-type="string">
            <text:p>Template</text:p>
          </table:table-cell>
          <table:table-cell table:style-name="ce1" office:value-type="string">
            <text:p>Atlas Provided</text:p>
          </table:table-cell>
          <table:table-cell table:style-name="ce1" office:value-type="string">
            <text:p>Example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Particular Dependencies</text:p>
          </table:table-cell>
          <table:table-cell office:value-type="string">
            <text:p>Universal Dependencies</text:p>
          </table:table-cell>
          <table:table-cell office:value-type="string">
            <text:p>Variable</text:p>
          </table:table-cell>
        </table:table-row>
        <table:table-row table:style-name="ro3">
          <table:table-cell office:value-type="string">
            <text:p>Manually defin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ser defined infarct, tumor, etc.</text:p>
          </table:table-cell>
          <table:table-cell office:value-type="string">
            <text:p>--roi-user</text:p>
          </table:table-cell>
          <table:table-cell office:value-type="string">
            <text:p>--roi_dir, --roi_suffix</text:p>
          </table:table-cell>
          <table:table-cell office:value-type="string">
            <text:p>--roi_labels</text:p>
          </table:table-cell>
          <table:table-cell office:value-type="string">
            <text:p>roi-user</text:p>
          </table:table-cell>
        </table:table-row>
        <table:table-row table:style-name="ro3">
          <table:table-cell office:value-type="string">
            <text:p>CIVET outpu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ANIMAL, CIVET</text:p>
          </table:table-cell>
          <table:table-cell office:value-type="string">
            <text:p>--roi-animal, --roi-civet</text:p>
          </table:table-cell>
          <table:table-cell table:number-columns-repeated="2"/>
          <table:table-cell office:value-type="string">
            <text:p>civet, animal</text:p>
          </table:table-cell>
        </table:table-row>
        <table:table-row table:style-name="ro3">
          <table:table-cell office:value-type="string">
            <text:p>Atlas defined on ICBM152</text:p>
          </table:table-cell>
          <table:table-cell office:value-type="string">
            <text:p>No 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AL</text:p>
          </table:table-cell>
          <table:table-cell office:value-type="string">
            <text:p>--roi-icbm152-atlas</text:p>
          </table:table-cell>
          <table:table-cell office:value-type="string">
            <text:p>--roi-mask</text:p>
          </table:table-cell>
          <table:table-cell/>
          <table:table-cell office:value-type="string">
            <text:p>icbm152</text:p>
          </table:table-cell>
        </table:table-row>
        <table:table-row table:style-name="ro3">
          <table:table-cell office:value-type="string">
            <text:p>Stereotaxic Atlas</text:p>
          </table:table-cell>
          <table:table-cell office:value-type="string">
            <text:p>No </text:p>
          </table:table-cell>
          <table:table-cell office:value-type="string">
            <text:p>Non-linear</text:p>
          </table:table-cell>
          <table:table-cell office:value-type="string">
            <text:p>Yes</text:p>
          </table:table-cell>
          <table:table-cell office:value-type="string">
            <text:p>Yes </text:p>
          </table:table-cell>
          <table:table-cell office:value-type="string">
            <text:p>Yes</text:p>
          </table:table-cell>
          <table:table-cell office:value-type="string">
            <text:p>Manually defined, Hammers, Juelich Cytoarchitecture</text:p>
          </table:table-cell>
          <table:table-cell office:value-type="string">
            <text:p>--roi-atlas</text:p>
          </table:table-cell>
          <table:table-cell office:value-type="string">
            <text:p>--roi-template, --roi-mask </text:p>
          </table:table-cell>
          <table:table-cell/>
          <table:table-cell office:value-type="string">
            <text:p>atlas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Funck</meta:initial-creator>
    <meta:creation-date>2016-05-26T16:20:39</meta:creation-date>
    <dc:date>2016-05-26T17:48:01</dc:date>
    <dc:creator>Thomas Funck</dc:creator>
    <meta:editing-duration>PT11M42S</meta:editing-duration>
    <meta:editing-cycles>1</meta:editing-cycles>
    <meta:document-statistic meta:table-count="3" meta:cell-count="51" meta:object-count="0"/>
    <meta:generator>LibreOffice/3.5$Linux_X86_64 LibreOffice_project/350m1$Build-2</meta:generator>
  </office:meta>
</office:document-meta>
</file>